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03fd25" officeooo:paragraph-rsid="0003fd25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gdfmjhkjldk</text:p>
      <text:p text:style-name="P1"/>
      <text:p text:style-name="P2">fdhgk,mlklf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14:56:49.629000000</dc:date>
    <meta:editing-duration>PT14S</meta:editing-duration>
    <meta:editing-cycles>1</meta:editing-cycles>
    <meta:document-statistic meta:table-count="0" meta:image-count="0" meta:object-count="0" meta:page-count="1" meta:paragraph-count="2" meta:word-count="2" meta:character-count="25" meta:non-whitespace-character-count="25"/>
    <meta:generator>LibreOffice/6.4.5.2$Windows_X86_64 LibreOffice_project/a726b36747cf2001e06b58ad5db1aa3a9a1872d6</meta:generator>
  </office:meta>
</office:document-meta>
</file>